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master-page-name="">
      <style:paragraph-properties fo:margin-left="0in" fo:margin-right="0in" fo:text-indent="0in" style:auto-text-indent="false" style:page-number="auto"/>
    </style:style>
    <style:style style:name="P2" style:family="paragraph" style:parent-style-name="Standard">
      <style:paragraph-properties fo:margin-left="0in" fo:margin-right="0in" fo:text-indent="0in" style:auto-text-indent="false"/>
    </style:style>
    <style:style style:name="P3" style:family="paragraph" style:parent-style-name="Standard">
      <style:paragraph-properties fo:margin-left="0in" fo:margin-right="0in" fo:text-indent="0in" style:auto-text-inden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Key:</text:p>
      <text:p text:style-name="P2"><text:tab/>// - comments (ie: by me)</text:p>
      <text:p text:style-name="P2"><text:tab/>* - user specified info (ie: by you)</text:p>
      <text:p text:style-name="P2">(First Half)</text:p>
      <text:p text:style-name="P2">Customer File: </text:p>
      <text:p text:style-name="P2"><text:tab/>Name: //multiple</text:p>
      <text:p text:style-name="P2"><text:tab/><text:tab/>First</text:p>
      <text:p text:style-name="P2"><text:tab/><text:tab/>Last</text:p>
      <text:p text:style-name="P2"><text:tab/><text:tab/>Middle</text:p>
      <text:p text:style-name="P2"><text:tab/><text:tab/>*Generation //Jr, Sr, II, III, <text:s/>IV etc</text:p>
      <text:p text:style-name="P2"><text:tab/><text:tab/>*Standing //new, good, bad, asshole etc; this represents actual customer personality</text:p>
      <text:p text:style-name="P2"><text:tab/><text:tab/>Associated Names //this would be other customer files that share some relationship</text:p>
      <text:p text:style-name="P2"><text:tab/>Address: //multiple</text:p>
      <text:p text:style-name="P2"><text:tab/><text:tab/>*Type //Residential, Business etc</text:p>
      <text:p text:style-name="P2"><text:tab/><text:tab/>Street Name</text:p>
      <text:p text:style-name="P2"><text:tab/><text:tab/>Number</text:p>
      <text:p text:style-name="P2"><text:tab/><text:tab/>City</text:p>
      <text:p text:style-name="P2"><text:tab/><text:tab/>State //two letter abbreviation or full name</text:p>
      <text:p text:style-name="P2"><text:tab/><text:tab/>Zip code + 4</text:p>
      <text:p text:style-name="P2"><text:tab/><text:tab/>Associated Name</text:p>
      <text:p text:style-name="P2"><text:tab/>Phone:</text:p>
      <text:p text:style-name="P2"><text:tab/><text:tab/>*Type //Home, Work, Mobile, Fax etc</text:p>
      <text:p text:style-name="P2"><text:tab/><text:tab/>Number:</text:p>
      <text:p text:style-name="P2"><text:tab/><text:tab/><text:tab/>Area Code //631</text:p>
      <text:p text:style-name="P2"><text:tab/><text:tab/><text:tab/>Prefix //265</text:p>
      <text:p text:style-name="P2"><text:tab/><text:tab/><text:tab/>Line Number //2002</text:p>
      <text:p text:style-name="P2"><text:tab/><text:tab/><text:tab/>Extension //12345; will be any length needed</text:p>
      <text:p text:style-name="P2"><text:tab/><text:tab/>Associated Name</text:p>
      <text:p text:style-name="P2"><text:tab/>Email:</text:p>
      <text:p text:style-name="P2"><text:tab/><text:tab/>*Type //Personal, Work etc</text:p>
      <text:p text:style-name="P2"><text:tab/><text:tab/>Address:</text:p>
      <text:p text:style-name="P2"><text:tab/><text:tab/><text:tab/>Name //johndoe</text:p>
      <text:p text:style-name="P2"><text:tab/><text:tab/><text:tab/>Provider // @gmail, @outlook etc</text:p>
      <text:p text:style-name="P2"><text:tab/><text:tab/><text:tab/>Domain Register //.com .net. Org etc</text:p>
      <text:p text:style-name="P2"><text:tab/><text:tab/>Associated Name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(Second Half)</text:p>
      <text:p text:style-name="P2"><text:tab/>Account</text:p>
      <text:p text:style-name="P2"><text:tab/><text:tab/>*Type //Loyalty, COD, Full Service etc </text:p>
      <text:p text:style-name="P2"><text:tab/><text:tab/>*Standing //Up to date, good, delinquent etc; this represents financial/account standing</text:p>
      <text:p text:style-name="P2"><text:tab/><text:tab/>Number //could be anything, I propose the primary name initials and a 4 digits; RTJ1001</text:p>
      <text:p text:style-name="P2"><text:tab/><text:tab/>Financial:</text:p>
      <text:p text:style-name="P2"><text:tab/><text:tab/><text:tab/>*Type //Cash, Check, Card [Credit/Debit];</text:p>
      <text:p text:style-name="P2"><text:tab/><text:tab/><text:tab/>Cash: </text:p>
      <text:p text:style-name="P2"><text:tab/><text:tab/><text:tab/><text:tab/>Amount</text:p>
      <text:p text:style-name="P2"><text:tab/><text:tab/><text:tab/>Check: //need to break out / specify more info</text:p>
      <text:p text:style-name="P2"><text:tab/><text:tab/><text:tab/><text:tab/>Amount</text:p>
      <text:p text:style-name="P2"><text:tab/><text:tab/><text:tab/><text:tab/>Name</text:p>
      <text:p text:style-name="P2"><text:tab/><text:tab/><text:tab/><text:tab/>Routing #</text:p>
      <text:p text:style-name="P2"><text:tab/><text:tab/><text:tab/><text:tab/>Account #</text:p>
      <text:p text:style-name="P2"><text:tab/><text:tab/><text:tab/>Card:</text:p>
      <text:p text:style-name="P2"><text:tab/><text:tab/><text:tab/><text:tab/>Type //Credit, Debit</text:p>
      <text:p text:style-name="P2"><text:tab/><text:tab/><text:tab/><text:tab/>*Provider //Visa, Master Card, American Express, Discover</text:p>
      <text:p text:style-name="P2"><text:tab/><text:tab/><text:tab/><text:tab/>Number</text:p>
      <text:p text:style-name="P2"><text:tab/><text:tab/><text:tab/><text:tab/>CVV</text:p>
      <text:p text:style-name="P2"><text:tab/><text:tab/><text:tab/><text:tab/>Exp Date</text:p>
      <text:p text:style-name="P2"><text:tab/><text:tab/><text:tab/><text:tab/>Name on Card</text:p>
      <text:p text:style-name="P2"><text:tab/><text:tab/><text:tab/><text:tab/>Associated Billing Address</text:p>
      <text:p text:style-name="P2"><text:tab/><text:tab/><text:tab/>Tax:</text:p>
      <text:p text:style-name="P2"><text:tab/><text:tab/><text:tab/><text:tab/>*Codes //Suffolk County Service 8.625% etc</text:p>
      <text:p text:style-name="P2"><text:tab/><text:tab/>Budget / Escrow Info:</text:p>
      <text:p text:style-name="P2"><text:tab/><text:tab/><text:tab/>Budget:</text:p>
      <text:p text:style-name="P2"><text:tab/><text:tab/><text:tab/><text:tab/>Anniversary</text:p>
      <text:p text:style-name="P2"><text:tab/><text:tab/><text:tab/><text:tab/>Amounts</text:p>
      <text:p text:style-name="P2"><text:tab/><text:tab/><text:tab/>Escrow:</text:p>
      <text:p text:style-name="P2"><text:tab/><text:tab/><text:tab/><text:tab/>Anniversary</text:p>
      <text:p text:style-name="P2"><text:tab/><text:tab/><text:tab/><text:tab/>Amounts</text:p>
      <text:p text:style-name="P2"><text:tab/><text:tab/>Delivery Info:</text:p>
      <text:p text:style-name="P2"><text:tab/><text:tab/><text:tab/>Tank Size</text:p>
      <text:p text:style-name="P2"><text:tab/><text:tab/><text:tab/>*Fill Location<text:tab/>//Front, Right, Left, Rear</text:p>
      <text:p text:style-name="P2"><text:tab/><text:tab/><text:tab/><text:tab/>Notes Section</text:p>
      <text:p text:style-name="P2"><text:tab/><text:tab/><text:tab/>*Tax Codes //Suffolk County Oil (2.5%), Suffolk County PBT</text:p>
      <text:p text:style-name="P2"><text:tab/><text:tab/>Service Info:</text:p>
      <text:p text:style-name="P2"><text:tab/><text:tab/><text:tab/>Boiler Make</text:p>
      <text:p text:style-name="P2"><text:tab/><text:tab/><text:tab/>Burner</text:p>
      <text:p text:style-name="P2"><text:tab/><text:tab/><text:tab/>Nozzle Size</text:p>
      <text:p text:style-name="P2"><text:tab/><text:tab/><text:tab/>Water Heater</text:p>
      <text:p text:style-name="P2"><text:tab/><text:tab/><text:tab/>System Parts</text:p>
      <text:p text:style-name="P2"><text:tab/><text:tab/><text:tab/><text:tab/>Dates:</text:p>
      <text:p text:style-name="P2"><text:tab/><text:tab/><text:tab/><text:tab/><text:tab/>Cleaning</text:p>
      <text:p text:style-name="P2"><text:tab/><text:tab/><text:tab/><text:tab/><text:tab/>Servic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Rigel Libucha</meta:initial-creator>
    <meta:creation-date>2018-04-07T14:50:31.39</meta:creation-date>
    <dc:date>2018-04-08T21:33:27.28</dc:date>
    <dc:creator>Rigel Libucha</dc:creator>
    <meta:editing-duration>PT7M28S</meta:editing-duration>
    <meta:editing-cycles>2</meta:editing-cycles>
    <meta:generator>OpenOffice/4.1.5$Win32 OpenOffice.org_project/415m1$Build-9789</meta:generator>
    <meta:document-statistic meta:table-count="0" meta:image-count="0" meta:object-count="0" meta:page-count="2" meta:paragraph-count="80" meta:word-count="254" meta:character-count="1817"/>
  </office:meta>
</office:document-meta>
</file>